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400000014BB76E25B1E08CCE1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Courier New" svg:font-family="'Courier New'"/>
    <style:font-face style:name="Tahoma" svg:font-family="Tahoma, Arial, Helvetica, sans-serif"/>
    <style:font-face style:name="Verdana" svg:font-family="Verdana, Arial, Helvetica, sans-serif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1.127cm" table:align="left"/>
    </style:style>
    <style:style style:name="表格1.A" style:family="table-column">
      <style:table-column-properties style:column-width="0.411cm"/>
    </style:style>
    <style:style style:name="表格1.B" style:family="table-column">
      <style:table-column-properties style:column-width="10.716cm"/>
    </style:style>
    <style:style style:name="表格1.A1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2" style:family="table">
      <style:table-properties style:width="10.897cm" table:align="left"/>
    </style:style>
    <style:style style:name="表格2.A" style:family="table-column">
      <style:table-column-properties style:column-width="0.411cm"/>
    </style:style>
    <style:style style:name="表格2.B" style:family="table-column">
      <style:table-column-properties style:column-width="10.486cm"/>
    </style:style>
    <style:style style:name="表格2.A1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3" style:family="table">
      <style:table-properties style:width="11.16cm" table:align="left"/>
    </style:style>
    <style:style style:name="表格3.A" style:family="table-column">
      <style:table-column-properties style:column-width="0.411cm"/>
    </style:style>
    <style:style style:name="表格3.B" style:family="table-column">
      <style:table-column-properties style:column-width="10.749cm"/>
    </style:style>
    <style:style style:name="表格3.A1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表格4" style:family="table">
      <style:table-properties style:width="15.132cm" table:align="left"/>
    </style:style>
    <style:style style:name="表格4.A" style:family="table-column">
      <style:table-column-properties style:column-width="0.411cm"/>
    </style:style>
    <style:style style:name="表格4.B" style:family="table-column">
      <style:table-column-properties style:column-width="14.721cm"/>
    </style:style>
    <style:style style:name="表格4.A1" style:family="table-cell">
      <style:table-cell-properties style:vertical-align="middle" fo:padding-left="0.37cm" fo:padding-right="0.37cm" fo:padding-top="0.212cm" fo:padding-bottom="0.212cm" fo:border="0.05pt solid #c0c0c0"/>
    </style:style>
    <style:style style:name="P1" style:family="paragraph" style:parent-style-name="Heading_20_5">
      <style:paragraph-properties fo:margin-left="0cm" fo:margin-right="0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444444" fo:letter-spacing="normal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font-variant="normal" fo:text-transform="none" fo:color="#afafaf" style:font-name="Consolas" fo:font-size="9pt" fo:font-style="normal" fo:font-weight="normal" fo:background-color="#f4f4f4" loext:padding="0cm" loext:border="none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font-variant="normal" fo:text-transform="none" fo:color="#afafaf" style:font-name="Consolas" fo:font-size="9pt" fo:font-style="normal" fo:font-weight="normal" fo:background-color="#ffffff" loext:padding="0cm" loext:border="non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444444" fo:letter-spacing="normal"/>
    </style:style>
    <style:style style:name="P7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left="0.265cm" fo:margin-right="0.265cm" fo:margin-top="0.265cm" fo:margin-bottom="0.265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10" style:family="paragraph" style:parent-style-name="Text_20_body">
      <style:paragraph-properties fo:margin-left="0.265cm" fo:margin-right="0.265cm" fo:margin-top="0.265cm" fo:margin-bottom="0.265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Verdana" style:font-size-asian="9.75pt" style:font-style-asian="normal" style:font-weight-asian="normal"/>
    </style:style>
    <style:style style:name="P11" style:family="paragraph" style:parent-style-name="Text_20_body">
      <style:paragraph-properties fo:margin-left="0.265cm" fo:margin-right="0.265cm" fo:margin-top="0.265cm" fo:margin-bottom="0.265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9.75pt" fo:letter-spacing="normal" fo:font-style="normal" fo:font-weight="normal"/>
    </style:style>
    <style:style style:name="P12" style:family="paragraph" style:parent-style-name="Text_20_body">
      <style:paragraph-properties fo:margin-left="0.265cm" fo:margin-right="0.265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75db3" fo:letter-spacing="normal" style:text-underline-style="solid" style:text-underline-width="auto" style:text-underline-color="font-color" fo:background-color="#f5f5f5" loext:padding="0cm" loext:border="none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ourier New" fo:font-size="9pt" fo:letter-spacing="normal" fo:font-style="normal" fo:font-weight="bold" fo:background-color="#f5f5f5" style:font-weight-asian="bold" style:font-weight-complex="bold" loext:padding="0.132cm" loext:border="0.06pt solid #cccccc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fo:font-weight="bold" fo:background-color="#f5f5f5" style:font-weight-asian="bold" style:font-weight-complex="bold" loext:padding="0.132cm" loext:border="0.06pt solid #cccccc"/>
    </style:style>
    <style:style style:name="P1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Courier New" fo:font-size="9pt" fo:letter-spacing="normal" fo:font-style="normal" fo:font-weight="bold" fo:background-color="#f5f5f5" style:font-weight-asian="bold" style:font-weight-complex="bold" loext:padding="0.132cm" loext:border="0.06pt solid #cccccc"/>
    </style:style>
    <style:style style:name="P1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fo:letter-spacing="normal" fo:font-weight="bold" fo:background-color="#f5f5f5" style:font-weight-asian="bold" style:font-weight-complex="bold" loext:padding="0.132cm" loext:border="0.06pt solid #cccccc"/>
    </style:style>
    <style:style style:name="P18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 fo:padding="0cm" fo:border="none"/>
      <style:text-properties fo:font-variant="normal" fo:text-transform="none" fo:color="#000000" fo:letter-spacing="normal" fo:font-weight="bold" fo:background-color="#f5f5f5" style:font-weight-asian="bold" style:font-weight-complex="bold" loext:padding="0.132cm" loext:border="0.06pt solid #cccccc"/>
    </style:style>
    <style:style style:name="P19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 fo:padding="0cm" fo:border="none"/>
      <style:text-properties fo:font-variant="normal" fo:text-transform="none" fo:color="#000000" fo:letter-spacing="normal" fo:font-weight="bold" fo:background-color="#f5f5f5" style:font-weight-asian="bold" style:font-weight-complex="bold" loext:padding="0cm" loext:border="none"/>
    </style:style>
    <style:style style:name="P2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weight="bold" style:font-weight-asian="bold" style:font-weight-complex="bold"/>
    </style:style>
    <style:style style:name="P21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 fo:padding="0cm" fo:border="none"/>
      <style:text-properties fo:font-weight="bold" style:font-weight-asian="bold" style:font-weight-complex="bold"/>
    </style:style>
    <style:style style:name="T1" style:family="text">
      <style:text-properties style:font-name="Tahoma" fo:font-size="10.5pt" fo:font-style="normal" fo:font-weight="normal"/>
    </style:style>
    <style:style style:name="T2" style:family="text">
      <style:text-properties style:font-name="Tahoma" fo:font-size="9pt" fo:font-style="normal" fo:font-weight="bold"/>
    </style:style>
    <style:style style:name="T3" style:family="text">
      <style:text-properties style:font-name-asian="Tahoma" style:font-size-asian="10.5pt" style:font-style-asian="normal" style:font-weight-asian="normal"/>
    </style:style>
    <style:style style:name="T4" style:family="text">
      <style:text-properties style:font-name-asian="Tahoma" style:font-size-asian="9pt" style:font-style-asian="normal" style:font-weight-asian="bold"/>
    </style:style>
    <style:style style:name="T5" style:family="text">
      <style:text-properties fo:font-variant="normal" fo:text-transform="none" fo:color="#444444" style:font-name="Tahoma" fo:font-size="10.5pt" fo:letter-spacing="normal" fo:font-style="normal" fo:font-weight="normal"/>
    </style:style>
    <style:style style:name="T6" style:family="text">
      <style:text-properties fo:font-variant="normal" fo:text-transform="none" fo:color="#444444" fo:letter-spacing="normal" style:font-name-asian="Tahoma" style:font-size-asian="10.5pt" style:font-style-asian="normal" style:font-weight-asian="normal"/>
    </style:style>
    <style:style style:name="T7" style:family="text">
      <style:text-properties fo:font-variant="normal" fo:text-transform="none" fo:color="#000000" style:font-name="Consolas" fo:font-size="9pt" fo:font-style="normal" fo:font-weight="normal" fo:background-color="#f4f4f4" loext:char-shading-value="0" loext:padding="0cm" loext:border="none"/>
    </style:style>
    <style:style style:name="T8" style:family="text">
      <style:text-properties fo:font-variant="normal" fo:text-transform="none" fo:color="#000000" style:font-name="Consolas" fo:font-size="9pt" fo:font-style="normal" fo:font-weight="normal" fo:background-color="#ffffff" loext:char-shading-value="0" loext:padding="0cm" loext:border="none"/>
    </style:style>
    <style:style style:name="T9" style:family="text">
      <style:text-properties fo:font-variant="normal" fo:text-transform="none" fo:color="#000000" fo:background-color="#ffffff" loext:char-shading-value="0" style:font-name-asian="Consolas" style:font-size-asian="9pt" style:font-style-asian="normal" style:font-weight-asian="normal" loext:padding="0cm" loext:border="none"/>
    </style:style>
    <style:style style:name="T10" style:family="text">
      <style:text-properties fo:font-variant="normal" fo:text-transform="none" fo:color="#000000" fo:background-color="#f4f4f4" loext:char-shading-value="0" style:font-name-asian="Consolas" style:font-size-asian="9pt" style:font-style-asian="normal" style:font-weight-asian="normal" loext:padding="0cm" loext:border="none"/>
    </style:style>
    <style:style style:name="T11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12" style:family="text">
      <style:text-properties fo:font-variant="normal" fo:text-transform="none" fo:color="#000000" style:font-name="Verdana" fo:font-size="9.7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fo:letter-spacing="normal" style:font-name-asian="Verdana" style:font-size-asian="9.75pt" style:font-style-asian="normal" style:font-weight-asian="normal"/>
    </style:style>
    <style:style style:name="T14" style:family="text">
      <style:text-properties fo:font-variant="normal" fo:text-transform="none" fo:color="#000000" fo:letter-spacing="normal" style:font-name-asian="Verdana" style:font-size-asian="9.75pt" style:font-style-asian="normal" style:font-weight-asian="normal" loext:padding="0cm" loext:border="none"/>
    </style:style>
    <style:style style:name="T15" style:family="text">
      <style:text-properties fo:font-variant="normal" fo:text-transform="none" fo:color="#0000ff" style:font-name="Consolas" fo:font-size="9pt" fo:font-style="normal" fo:font-weight="normal" fo:background-color="#f4f4f4" loext:char-shading-value="0" loext:padding="0cm" loext:border="none"/>
    </style:style>
    <style:style style:name="T16" style:family="text">
      <style:text-properties fo:font-variant="normal" fo:text-transform="none" fo:color="#0000ff" style:font-name="Consolas" fo:font-size="9pt" fo:font-style="normal" fo:font-weight="normal" fo:background-color="#ffffff" loext:char-shading-value="0" loext:padding="0cm" loext:border="none"/>
    </style:style>
    <style:style style:name="T17" style:family="text">
      <style:text-properties fo:font-variant="normal" fo:text-transform="none" style:font-name="Consolas" fo:font-size="9pt" fo:font-style="normal" fo:font-weight="normal" fo:background-color="#f4f4f4" loext:char-shading-value="0" loext:padding="0cm" loext:border="none"/>
    </style:style>
    <style:style style:name="T18" style:family="text">
      <style:text-properties fo:font-variant="normal" fo:text-transform="none" style:font-name="Consolas" fo:font-size="9pt" fo:font-style="normal" fo:font-weight="normal" fo:background-color="#ffffff" loext:char-shading-value="0" loext:padding="0cm" loext:border="none"/>
    </style:style>
    <style:style style:name="T19" style:family="text">
      <style:text-properties fo:font-variant="normal" fo:text-transform="none" fo:background-color="#ffffff" loext:char-shading-value="0" loext:padding="0cm" loext:border="none"/>
    </style:style>
    <style:style style:name="T20" style:family="text">
      <style:text-properties fo:font-variant="normal" fo:text-transform="none" fo:background-color="#f4f4f4" loext:char-shading-value="0" loext:padding="0cm" loext:border="none"/>
    </style:style>
    <style:style style:name="T21" style:family="text">
      <style:text-properties style:font-name="Verdana" fo:font-size="9.75pt" fo:font-style="normal" fo:font-weight="normal"/>
    </style:style>
    <style:style style:name="T22" style:family="text">
      <style:text-properties style:font-name-asian="Verdana" style:font-size-asian="9.75pt" style:font-style-asian="normal" style:font-weight-asian="normal"/>
    </style:style>
    <style:style style:name="T23" style:family="text">
      <style:text-properties loext:padding="0cm" loext:border="none"/>
    </style:style>
    <style:style style:name="T24" style:family="text">
      <style:text-properties style:font-name="Courier New" fo:font-size="9pt" fo:font-style="normal"/>
    </style:style>
    <style:style style:name="T25" style:family="text">
      <style:text-properties style:font-name="Courier New" fo:font-size="9pt" fo:font-style="normal" fo:font-weight="normal"/>
    </style:style>
    <style:style style:name="T26" style:family="text">
      <style:text-properties style:font-name="Courier New" fo:font-size="9pt" fo:font-style="normal" fo:font-weight="normal" loext:padding="0cm" loext:border="none"/>
    </style:style>
    <style:style style:name="T27" style:family="text">
      <style:text-properties style:font-name="Courier New" fo:font-size="9pt" fo:font-style="normal" loext:padding="0cm" loext:border="none"/>
    </style:style>
    <style:style style:name="T28" style:family="text">
      <style:text-properties style:font-name-asian="Courier New" style:font-size-asian="9pt" style:font-style-asian="normal"/>
    </style:style>
    <style:style style:name="T29" style:family="text">
      <style:text-properties style:font-name-asian="Courier New" style:font-size-asian="9pt" style:font-style-asian="normal" style:font-weight-asian="normal"/>
    </style:style>
    <style:style style:name="T30" style:family="text">
      <style:text-properties fo:color="#0000ff" style:font-name="Courier New" fo:font-size="9pt" fo:font-style="normal" fo:font-weight="normal" loext:padding="0cm" loext:border="none"/>
    </style:style>
    <style:style style:name="T31" style:family="text">
      <style:text-properties fo:color="#0000ff" style:font-name="Courier New" fo:font-size="9pt" fo:font-style="normal" loext:padding="0cm" loext:border="none"/>
    </style:style>
    <style:style style:name="T32" style:family="text">
      <style:text-properties fo:color="#008000" style:font-name="Courier New" fo:font-size="9pt" fo:font-style="normal" fo:font-weight="normal" loext:padding="0cm" loext:border="none"/>
    </style:style>
    <style:style style:name="T33" style:family="text">
      <style:text-properties fo:color="#008000" style:font-name="Courier New" fo:font-size="9pt" fo:font-style="normal" loext:padding="0cm" loext:border="none"/>
    </style:style>
    <style:style style:name="T34" style:family="text">
      <style:text-properties fo:color="#008000" style:font-name-asian="Courier New" style:font-size-asian="9pt" style:font-style-asian="normal" style:font-weight-asian="normal" loext:padding="0cm" loext:border="none"/>
    </style:style>
    <style:style style:name="T35" style:family="text">
      <style:text-properties fo:color="#008000" style:font-name-asian="Courier New" style:font-size-asian="9pt" style:font-style-asian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对于元素节点，我们是用</text:span><text:span text:style-name="T1">createElement()</text:span><text:span text:style-name="T3">来创建一个元素节点。对于文本节点，可以使用</text:span><text:span text:style-name="T1">creatTextNode()</text:span><text:span text:style-name="T3">来创建文本节点。然后将其组装成我们看到的有文本内容的元素。</text:span></text:p>
      <text:p text:style-name="P7"><text:span text:style-name="T6">这种创建的元素被称为</text:span><text:span text:style-name="Strong_20_Emphasis"><text:span text:style-name="T6">动态</text:span></text:span><text:span text:style-name="Strong_20_Emphasis"><text:span text:style-name="T5">Dom</text:span></text:span><text:span text:style-name="T6">。相比于静态</text:span><text:span text:style-name="T5">Dom,</text:span><text:span text:style-name="T6">动态</text:span><text:span text:style-name="T5">Dom</text:span><text:span text:style-name="T6">实际上一开始是不存在的。</text:span></text:p>
      <text:h text:style-name="P1" text:outline-level="5"><text:span text:style-name="T2">1.</text:span><text:span text:style-name="T4">创建一个简单的元素。</text:span></text:h>
      <text:section text:style-name="Sect1" text:name="highlighter_128804">
        <table:table table:name="表格1" table:style-name="表格1">
          <table:table-column table:style-name="表格1.A"/>
          <table:table-column table:style-name="表格1.B"/>
          <table:table-row>
            <table:table-cell table:style-name="表格1.A1" office:value-type="string">
              <text:p text:style-name="P2">1</text:p>
              <text:p text:style-name="P3">2</text:p>
              <text:p text:style-name="P2">3</text:p>
              <text:p text:style-name="P3">4</text:p>
              <text:p text:style-name="P2">5</text:p>
              <text:p text:style-name="P3">6</text:p>
              <text:p text:style-name="P2">7</text:p>
              <text:p text:style-name="P3">8</text:p>
              <text:p text:style-name="P2">9</text:p>
              <text:p text:style-name="P3">10</text:p>
              <text:p text:style-name="P2">11</text:p>
              <text:p text:style-name="P3">12</text:p>
              <text:p text:style-name="P2">13</text:p>
              <text:p text:style-name="P3">14</text:p>
              <text:p text:style-name="P2">15</text:p>
              <text:p text:style-name="P3">16</text:p>
              <text:p text:style-name="P2">17</text:p>
              <text:p text:style-name="P3">18</text:p>
              <text:p text:style-name="P2">19</text:p>
              <text:p text:style-name="P3">20</text:p>
              <text:p text:style-name="P2">21</text:p>
              <text:p text:style-name="P3">22</text:p>
            </table:table-cell>
            <table:table-cell table:style-name="表格1.A1" office:value-type="string">
              <text:p text:style-name="P4"><text:span text:style-name="Source_20_Text"><text:span text:style-name="T7">&lt;!</text:span></text:span><text:span text:style-name="Source_20_Text"><text:span text:style-name="T15">DOCTYPE</text:span></text:span><text:span text:style-name="T17"> </text:span><text:span text:style-name="Source_20_Text"><text:span text:style-name="T7">html&gt;</text:span></text:span></text:p>
              <text:p text:style-name="P4"><text:span text:style-name="Source_20_Text"><text:span text:style-name="T8">&lt;</text:span></text:span><text:span text:style-name="Source_20_Text"><text:span text:style-name="T16">html</text:span></text:span><text:span text:style-name="T18"> </text:span><text:span text:style-name="Source_20_Text"><text:span text:style-name="T8">lang="en"&gt;</text:span></text:span></text:p>
              <text:p text:style-name="P4"><text:span text:style-name="Source_20_Text"><text:span text:style-name="T7">&lt;</text:span></text:span><text:span text:style-name="Source_20_Text"><text:span text:style-name="T15">head</text:span></text:span><text:span text:style-name="Source_20_Text"><text:span text:style-name="T7">&gt;</text:span></text:span></text:p>
              <text:p text:style-name="P4"><text:span text:style-name="Source_20_Text"><text:span text:style-name="T19">    </text:span></text:span><text:span text:style-name="Source_20_Text"><text:span text:style-name="T8">&lt;</text:span></text:span><text:span text:style-name="Source_20_Text"><text:span text:style-name="T16">meta</text:span></text:span><text:span text:style-name="T18"> </text:span><text:span text:style-name="Source_20_Text"><text:span text:style-name="T8">charset="UTF-8"&gt;</text:span></text:span></text:p>
              <text:p text:style-name="P4"><text:span text:style-name="Source_20_Text"><text:span text:style-name="T20">    </text:span></text:span><text:span text:style-name="Source_20_Text"><text:span text:style-name="T7">&lt;</text:span></text:span><text:span text:style-name="Source_20_Text"><text:span text:style-name="T15">title</text:span></text:span><text:span text:style-name="Source_20_Text"><text:span text:style-name="T7">&gt;Title&lt;/</text:span></text:span><text:span text:style-name="Source_20_Text"><text:span text:style-name="T15">title</text:span></text:span><text:span text:style-name="Source_20_Text"><text:span text:style-name="T7">&gt;</text:span></text:span></text:p>
              <text:p text:style-name="P4"><text:span text:style-name="Source_20_Text"><text:span text:style-name="T8">&lt;/</text:span></text:span><text:span text:style-name="Source_20_Text"><text:span text:style-name="T16">head</text:span></text:span><text:span text:style-name="Source_20_Text"><text:span text:style-name="T8">&gt;</text:span></text:span></text:p>
              <text:p text:style-name="P4"><text:span text:style-name="Source_20_Text"><text:span text:style-name="T7">&lt;</text:span></text:span><text:span text:style-name="Source_20_Text"><text:span text:style-name="T15">body</text:span></text:span><text:span text:style-name="Source_20_Text"><text:span text:style-name="T7">&gt;</text:span></text:span></text:p>
              <text:p text:style-name="P4"><text:span text:style-name="Source_20_Text"><text:span text:style-name="T19">    </text:span></text:span><text:span text:style-name="Source_20_Text"><text:span text:style-name="T8">&lt;</text:span></text:span><text:span text:style-name="Source_20_Text"><text:span text:style-name="T16">div</text:span></text:span><text:span text:style-name="T18"> </text:span><text:span text:style-name="Source_20_Text"><text:span text:style-name="T8">id="content"&gt;&lt;/</text:span></text:span><text:span text:style-name="Source_20_Text"><text:span text:style-name="T16">div</text:span></text:span><text:span text:style-name="Source_20_Text"><text:span text:style-name="T8">&gt;</text:span></text:span></text:p>
              <text:p text:style-name="P4"><text:span text:style-name="Source_20_Text"><text:span text:style-name="T7">&lt;/</text:span></text:span><text:span text:style-name="Source_20_Text"><text:span text:style-name="T15">body</text:span></text:span><text:span text:style-name="Source_20_Text"><text:span text:style-name="T7">&gt;</text:span></text:span></text:p>
              <text:p text:style-name="P4"><text:span text:style-name="Source_20_Text"><text:span text:style-name="T8">&lt;</text:span></text:span><text:span text:style-name="Source_20_Text"><text:span text:style-name="T16">script</text:span></text:span><text:span text:style-name="Source_20_Text"><text:span text:style-name="T8">&gt;</text:span></text:span></text:p>
              <text:p text:style-name="P4"><text:span text:style-name="Source_20_Text"><text:span text:style-name="T20">    </text:span></text:span><text:span text:style-name="Source_20_Text"><text:span text:style-name="T7">function func() {</text:span></text:span></text:p>
              <text:p text:style-name="P4"><text:span text:style-name="Source_20_Text"><text:span text:style-name="T19">        </text:span></text:span><text:span text:style-name="Source_20_Text"><text:span text:style-name="T8">var oDiv = document.getElementById("content");</text:span></text:span></text:p>
              <text:p text:style-name="P4"><text:span text:style-name="Source_20_Text"><text:span text:style-name="T20">        </text:span></text:span><text:span text:style-name="Source_20_Text"><text:span text:style-name="T7">var oStrong = document.createElement("strong");</text:span></text:span></text:p>
              <text:p text:style-name="P4"><text:span text:style-name="Source_20_Text"><text:span text:style-name="T19">        </text:span></text:span><text:span text:style-name="Source_20_Text"><text:span text:style-name="T8">var oTxt = document.createTextNode("</text:span></text:span><text:span text:style-name="Source_20_Text"><text:span text:style-name="T9">博客园学习</text:span></text:span><text:span text:style-name="Source_20_Text"><text:span text:style-name="T8">");</text:span></text:span></text:p>
              <text:p text:style-name="P4"><text:span text:style-name="Source_20_Text"><text:span text:style-name="T20">        </text:span></text:span><text:span text:style-name="Source_20_Text"><text:span text:style-name="T7">// </text:span></text:span><text:span text:style-name="Source_20_Text"><text:span text:style-name="T10">将文本节点插入</text:span></text:span><text:span text:style-name="Source_20_Text"><text:span text:style-name="T7">strong</text:span></text:span><text:span text:style-name="Source_20_Text"><text:span text:style-name="T10">元素</text:span></text:span></text:p>
              <text:p text:style-name="P4"><text:span text:style-name="Source_20_Text"><text:span text:style-name="T19">        </text:span></text:span><text:span text:style-name="Source_20_Text"><text:span text:style-name="T8">oStrong.appendChild(oTxt);</text:span></text:span></text:p>
              <text:p text:style-name="P4"><text:span text:style-name="Source_20_Text"><text:span text:style-name="T20">        </text:span></text:span><text:span text:style-name="Source_20_Text"><text:span text:style-name="T7">// </text:span></text:span><text:span text:style-name="Source_20_Text"><text:span text:style-name="T10">将</text:span></text:span><text:span text:style-name="Source_20_Text"><text:span text:style-name="T7">strong</text:span></text:span><text:span text:style-name="Source_20_Text"><text:span text:style-name="T10">元素插入</text:span></text:span><text:span text:style-name="Source_20_Text"><text:span text:style-name="T7">div</text:span></text:span><text:span text:style-name="Source_20_Text"><text:span text:style-name="T10">元素</text:span></text:span></text:p>
              <text:p text:style-name="P4"><text:span text:style-name="Source_20_Text"><text:span text:style-name="T19">        </text:span></text:span><text:span text:style-name="Source_20_Text"><text:span text:style-name="T8">oDiv.appendChild(oStrong);</text:span></text:span></text:p>
              <text:p text:style-name="P4"><text:span text:style-name="Source_20_Text"><text:span text:style-name="T20">    </text:span></text:span><text:span text:style-name="Source_20_Text"><text:span text:style-name="T7">}</text:span></text:span></text:p>
              <text:p text:style-name="P4"><text:span text:style-name="Source_20_Text"><text:span text:style-name="T19">    </text:span></text:span><text:span text:style-name="Source_20_Text"><text:span text:style-name="T8">func()</text:span></text:span></text:p>
              <text:p text:style-name="P4"><text:span text:style-name="Source_20_Text"><text:span text:style-name="T7">&lt;/</text:span></text:span><text:span text:style-name="Source_20_Text"><text:span text:style-name="T15">script</text:span></text:span><text:span text:style-name="Source_20_Text"><text:span text:style-name="T7">&gt;</text:span></text:span></text:p>
              <text:p text:style-name="P5"><text:span text:style-name="Source_20_Text"><text:span text:style-name="T8">&lt;/</text:span></text:span><text:span text:style-name="Source_20_Text"><text:span text:style-name="T16">html</text:span></text:span><text:span text:style-name="Source_20_Text"><text:span text:style-name="T8">&gt;</text:span></text:span></text:p>
            </table:table-cell>
          </table:table-row>
        </table:table>
      </text:section>
      <text:h text:style-name="P1" text:outline-level="5"><text:span text:style-name="T2">2.</text:span><text:span text:style-name="T4">创建复杂的元素</text:span></text:h>
      <text:section text:style-name="Sect1" text:name="highlighter_609098">
        <table:table table:name="表格2" table:style-name="表格2">
          <table:table-column table:style-name="表格2.A"/>
          <table:table-column table:style-name="表格2.B"/>
          <table:table-row>
            <table:table-cell table:style-name="表格2.A1" office:value-type="string">
              <text:p text:style-name="P2">1</text:p>
              <text:p text:style-name="P3">2</text:p>
              <text:p text:style-name="P2">3</text:p>
              <text:p text:style-name="P3">4</text:p>
              <text:p text:style-name="P2">5</text:p>
              <text:p text:style-name="P3">6</text:p>
              <text:p text:style-name="P2">7</text:p>
              <text:p text:style-name="P3">8</text:p>
              <text:p text:style-name="P2">9</text:p>
              <text:p text:style-name="P3">10</text:p>
              <text:p text:style-name="P2">11</text:p>
              <text:p text:style-name="P3">12</text:p>
              <text:p text:style-name="P2">13</text:p>
              <text:p text:style-name="P3">14</text:p>
              <text:p text:style-name="P2">15</text:p>
              <text:p text:style-name="P3">16</text:p>
              <text:p text:style-name="P2">17</text:p>
              <text:p text:style-name="P3">18</text:p>
              <text:p text:style-name="P2">19</text:p>
            </table:table-cell>
            <table:table-cell table:style-name="表格2.A1" office:value-type="string">
              <text:p text:style-name="P4"><text:span text:style-name="Source_20_Text"><text:span text:style-name="T7">&lt;!</text:span></text:span><text:span text:style-name="Source_20_Text"><text:span text:style-name="T15">DOCTYPE</text:span></text:span><text:span text:style-name="T17"> </text:span><text:span text:style-name="Source_20_Text"><text:span text:style-name="T7">html&gt;</text:span></text:span></text:p>
              <text:p text:style-name="P4"><text:span text:style-name="Source_20_Text"><text:span text:style-name="T8">&lt;</text:span></text:span><text:span text:style-name="Source_20_Text"><text:span text:style-name="T16">html</text:span></text:span><text:span text:style-name="T18"> </text:span><text:span text:style-name="Source_20_Text"><text:span text:style-name="T8">lang="en"&gt;</text:span></text:span></text:p>
              <text:p text:style-name="P4"><text:span text:style-name="Source_20_Text"><text:span text:style-name="T7">&lt;</text:span></text:span><text:span text:style-name="Source_20_Text"><text:span text:style-name="T15">head</text:span></text:span><text:span text:style-name="Source_20_Text"><text:span text:style-name="T7">&gt;</text:span></text:span></text:p>
              <text:p text:style-name="P4"><text:span text:style-name="Source_20_Text"><text:span text:style-name="T19">    </text:span></text:span><text:span text:style-name="Source_20_Text"><text:span text:style-name="T8">&lt;</text:span></text:span><text:span text:style-name="Source_20_Text"><text:span text:style-name="T16">meta</text:span></text:span><text:span text:style-name="T18"> </text:span><text:span text:style-name="Source_20_Text"><text:span text:style-name="T8">charset="UTF-8"&gt;</text:span></text:span></text:p>
              <text:p text:style-name="P4"><text:span text:style-name="Source_20_Text"><text:span text:style-name="T20">    </text:span></text:span><text:span text:style-name="Source_20_Text"><text:span text:style-name="T7">&lt;</text:span></text:span><text:span text:style-name="Source_20_Text"><text:span text:style-name="T15">title</text:span></text:span><text:span text:style-name="Source_20_Text"><text:span text:style-name="T7">&gt;Title&lt;/</text:span></text:span><text:span text:style-name="Source_20_Text"><text:span text:style-name="T15">title</text:span></text:span><text:span text:style-name="Source_20_Text"><text:span text:style-name="T7">&gt;</text:span></text:span></text:p>
              <text:p text:style-name="P4"><text:span text:style-name="Source_20_Text"><text:span text:style-name="T8">&lt;/</text:span></text:span><text:span text:style-name="Source_20_Text"><text:span text:style-name="T16">head</text:span></text:span><text:span text:style-name="Source_20_Text"><text:span text:style-name="T8">&gt;</text:span></text:span></text:p>
              <text:p text:style-name="P4"><text:span text:style-name="Source_20_Text"><text:span text:style-name="T7">&lt;</text:span></text:span><text:span text:style-name="Source_20_Text"><text:span text:style-name="T15">body</text:span></text:span><text:span text:style-name="Source_20_Text"><text:span text:style-name="T7">&gt;</text:span></text:span></text:p>
              <text:p text:style-name="P4"><text:span text:style-name="Source_20_Text"><text:span text:style-name="T8">&lt;/</text:span></text:span><text:span text:style-name="Source_20_Text"><text:span text:style-name="T16">body</text:span></text:span><text:span text:style-name="Source_20_Text"><text:span text:style-name="T8">&gt;</text:span></text:span></text:p>
              <text:p text:style-name="P4"><text:span text:style-name="Source_20_Text"><text:span text:style-name="T7">&lt;</text:span></text:span><text:span text:style-name="Source_20_Text"><text:span text:style-name="T15">script</text:span></text:span><text:span text:style-name="Source_20_Text"><text:span text:style-name="T7">&gt;</text:span></text:span></text:p>
              <text:p text:style-name="P4"><text:span text:style-name="Source_20_Text"><text:span text:style-name="T19">    </text:span></text:span><text:span text:style-name="Source_20_Text"><text:span text:style-name="T8">function func() {</text:span></text:span></text:p>
              <text:p text:style-name="P4"><text:span text:style-name="Source_20_Text"><text:span text:style-name="T20">         </text:span></text:span><text:span text:style-name="Source_20_Text"><text:span text:style-name="T7">var oInput = document.createElement("input");</text:span></text:span></text:p>
              <text:p text:style-name="P4"><text:span text:style-name="Source_20_Text"><text:span text:style-name="T19">         </text:span></text:span><text:span text:style-name="Source_20_Text"><text:span text:style-name="T8">oInput.id = "submit";</text:span></text:span></text:p>
              <text:p text:style-name="P4"><text:span text:style-name="Source_20_Text"><text:span text:style-name="T20">         </text:span></text:span><text:span text:style-name="Source_20_Text"><text:span text:style-name="T7">oInput.type = "button";</text:span></text:span></text:p>
              <text:p text:style-name="P4"><text:span text:style-name="Source_20_Text"><text:span text:style-name="T19">         </text:span></text:span><text:span text:style-name="Source_20_Text"><text:span text:style-name="T8">oInput.value = "</text:span></text:span><text:span text:style-name="Source_20_Text"><text:span text:style-name="T9">提交</text:span></text:span><text:span text:style-name="Source_20_Text"><text:span text:style-name="T8">";</text:span></text:span></text:p>
              <text:p text:style-name="P4"><text:span text:style-name="Source_20_Text"><text:span text:style-name="T20">         </text:span></text:span><text:span text:style-name="Source_20_Text"><text:span text:style-name="T7">document.body.appendChild(oInput);</text:span></text:span></text:p>
              <text:p text:style-name="P4"><text:span text:style-name="Source_20_Text"><text:span text:style-name="T19">    </text:span></text:span><text:span text:style-name="Source_20_Text"><text:span text:style-name="T8">}</text:span></text:span></text:p>
              <text:p text:style-name="P4"><text:span text:style-name="Source_20_Text"><text:span text:style-name="T20">    </text:span></text:span><text:span text:style-name="Source_20_Text"><text:span text:style-name="T7">func()</text:span></text:span></text:p>
              <text:p text:style-name="P4"><text:span text:style-name="Source_20_Text"><text:span text:style-name="T8">&lt;/</text:span></text:span><text:span text:style-name="Source_20_Text"><text:span text:style-name="T16">script</text:span></text:span><text:span text:style-name="Source_20_Text"><text:span text:style-name="T8">&gt;</text:span></text:span></text:p>
              <text:p text:style-name="P5"><text:span text:style-name="Source_20_Text"><text:span text:style-name="T7">&lt;/</text:span></text:span><text:span text:style-name="Source_20_Text"><text:span text:style-name="T15">html</text:span></text:span><text:span text:style-name="Source_20_Text"><text:span text:style-name="T7">&gt;</text:span></text:span></text:p>
            </table:table-cell>
          </table:table-row>
        </table:table>
      </text:section>
      <text:h text:style-name="P1" text:outline-level="5"><text:soft-page-break/><text:span text:style-name="T2">3.</text:span><text:span text:style-name="T4">动态地创建图片</text:span></text:h>
      <text:section text:style-name="Sect1" text:name="highlighter_390359">
        <table:table table:name="表格3" table:style-name="表格3">
          <table:table-column table:style-name="表格3.A"/>
          <table:table-column table:style-name="表格3.B"/>
          <table:table-row>
            <table:table-cell table:style-name="表格3.A1" office:value-type="string">
              <text:p text:style-name="P2">1</text:p>
              <text:p text:style-name="P3">2</text:p>
              <text:p text:style-name="P2">3</text:p>
              <text:p text:style-name="P3">4</text:p>
              <text:p text:style-name="P2">5</text:p>
              <text:p text:style-name="P3">6</text:p>
              <text:p text:style-name="P2">7</text:p>
              <text:p text:style-name="P3">8</text:p>
              <text:p text:style-name="P2">9</text:p>
              <text:p text:style-name="P3">10</text:p>
              <text:p text:style-name="P2">11</text:p>
              <text:p text:style-name="P3">12</text:p>
              <text:p text:style-name="P2">13</text:p>
              <text:p text:style-name="P3">14</text:p>
              <text:p text:style-name="P2">15</text:p>
              <text:p text:style-name="P3">16</text:p>
              <text:p text:style-name="P2">17</text:p>
              <text:p text:style-name="P3">18</text:p>
              <text:p text:style-name="P2">19</text:p>
              <text:p text:style-name="P3">20</text:p>
            </table:table-cell>
            <table:table-cell table:style-name="表格3.A1" office:value-type="string">
              <text:p text:style-name="P4"><text:span text:style-name="Source_20_Text"><text:span text:style-name="T7">&lt;!</text:span></text:span><text:span text:style-name="Source_20_Text"><text:span text:style-name="T15">DOCTYPE</text:span></text:span><text:span text:style-name="T17"> </text:span><text:span text:style-name="Source_20_Text"><text:span text:style-name="T7">html&gt;</text:span></text:span></text:p>
              <text:p text:style-name="P4"><text:span text:style-name="Source_20_Text"><text:span text:style-name="T8">&lt;</text:span></text:span><text:span text:style-name="Source_20_Text"><text:span text:style-name="T16">html</text:span></text:span><text:span text:style-name="T18"> </text:span><text:span text:style-name="Source_20_Text"><text:span text:style-name="T8">lang="en"&gt;</text:span></text:span></text:p>
              <text:p text:style-name="P4"><text:span text:style-name="Source_20_Text"><text:span text:style-name="T7">&lt;</text:span></text:span><text:span text:style-name="Source_20_Text"><text:span text:style-name="T15">head</text:span></text:span><text:span text:style-name="Source_20_Text"><text:span text:style-name="T7">&gt;</text:span></text:span></text:p>
              <text:p text:style-name="P4"><text:span text:style-name="Source_20_Text"><text:span text:style-name="T19">    </text:span></text:span><text:span text:style-name="Source_20_Text"><text:span text:style-name="T8">&lt;</text:span></text:span><text:span text:style-name="Source_20_Text"><text:span text:style-name="T16">meta</text:span></text:span><text:span text:style-name="T18"> </text:span><text:span text:style-name="Source_20_Text"><text:span text:style-name="T8">charset="UTF-8"&gt;</text:span></text:span></text:p>
              <text:p text:style-name="P4"><text:span text:style-name="Source_20_Text"><text:span text:style-name="T20">    </text:span></text:span><text:span text:style-name="Source_20_Text"><text:span text:style-name="T7">&lt;</text:span></text:span><text:span text:style-name="Source_20_Text"><text:span text:style-name="T15">title</text:span></text:span><text:span text:style-name="Source_20_Text"><text:span text:style-name="T7">&gt;Title&lt;/</text:span></text:span><text:span text:style-name="Source_20_Text"><text:span text:style-name="T15">title</text:span></text:span><text:span text:style-name="Source_20_Text"><text:span text:style-name="T7">&gt;</text:span></text:span></text:p>
              <text:p text:style-name="P4"><text:span text:style-name="Source_20_Text"><text:span text:style-name="T8">&lt;/</text:span></text:span><text:span text:style-name="Source_20_Text"><text:span text:style-name="T16">head</text:span></text:span><text:span text:style-name="Source_20_Text"><text:span text:style-name="T8">&gt;</text:span></text:span></text:p>
              <text:p text:style-name="P4"><text:span text:style-name="Source_20_Text"><text:span text:style-name="T7">&lt;</text:span></text:span><text:span text:style-name="Source_20_Text"><text:span text:style-name="T15">body</text:span></text:span><text:span text:style-name="Source_20_Text"><text:span text:style-name="T7">&gt;</text:span></text:span></text:p>
              <text:p text:style-name="P4"><text:span text:style-name="Source_20_Text"><text:span text:style-name="T8">&lt;/</text:span></text:span><text:span text:style-name="Source_20_Text"><text:span text:style-name="T16">body</text:span></text:span><text:span text:style-name="Source_20_Text"><text:span text:style-name="T8">&gt;</text:span></text:span></text:p>
              <text:p text:style-name="P4"><text:span text:style-name="Source_20_Text"><text:span text:style-name="T7">&lt;</text:span></text:span><text:span text:style-name="Source_20_Text"><text:span text:style-name="T15">script</text:span></text:span><text:span text:style-name="Source_20_Text"><text:span text:style-name="T7">&gt;</text:span></text:span></text:p>
              <text:p text:style-name="P4"><text:span text:style-name="Source_20_Text"><text:span text:style-name="T19">    </text:span></text:span><text:span text:style-name="Source_20_Text"><text:span text:style-name="T8">function func() {</text:span></text:span></text:p>
              <text:p text:style-name="P4"><text:span text:style-name="Source_20_Text"><text:span text:style-name="T20">         </text:span></text:span><text:span text:style-name="Source_20_Text"><text:span text:style-name="T7">var oImg = document.createElement("img");</text:span></text:span></text:p>
              <text:p text:style-name="P4"><text:span text:style-name="Source_20_Text"><text:span text:style-name="T19">         </text:span></text:span><text:span text:style-name="Source_20_Text"><text:span text:style-name="T8">// </text:span></text:span><text:span text:style-name="Source_20_Text"><text:span text:style-name="T9">注意这里不是</text:span></text:span><text:span text:style-name="Source_20_Text"><text:span text:style-name="T8">class</text:span></text:span><text:span text:style-name="Source_20_Text"><text:span text:style-name="T9">而是</text:span></text:span><text:span text:style-name="Source_20_Text"><text:span text:style-name="T8">className,</text:span></text:span><text:span text:style-name="Source_20_Text"><text:span text:style-name="T9">因为</text:span></text:span><text:span text:style-name="Source_20_Text"><text:span text:style-name="T8">class</text:span></text:span><text:span text:style-name="Source_20_Text"><text:span text:style-name="T9">是保留字</text:span></text:span></text:p>
              <text:p text:style-name="P4"><text:span text:style-name="Source_20_Text"><text:span text:style-name="T20">          </text:span></text:span><text:span text:style-name="Source_20_Text"><text:span text:style-name="T7">oImg.className = "pic";</text:span></text:span></text:p>
              <text:p text:style-name="P4"><text:span text:style-name="Source_20_Text"><text:span text:style-name="T19">         </text:span></text:span><text:span text:style-name="Source_20_Text"><text:span text:style-name="T8">oImg.src = "img/example.jpg";</text:span></text:span></text:p>
              <text:p text:style-name="P4"><text:span text:style-name="Source_20_Text"><text:span text:style-name="T20">         </text:span></text:span><text:span text:style-name="Source_20_Text"><text:span text:style-name="T7">oImg.style.border = "1px solid sliver";</text:span></text:span></text:p>
              <text:p text:style-name="P4"><text:span text:style-name="Source_20_Text"><text:span text:style-name="T19">         </text:span></text:span><text:span text:style-name="Source_20_Text"><text:span text:style-name="T8">document.body.appendChild(oImg);</text:span></text:span></text:p>
              <text:p text:style-name="P4"><text:span text:style-name="Source_20_Text"><text:span text:style-name="T20">    </text:span></text:span><text:span text:style-name="Source_20_Text"><text:span text:style-name="T7">}</text:span></text:span></text:p>
              <text:p text:style-name="P4"><text:span text:style-name="Source_20_Text"><text:span text:style-name="T19">    </text:span></text:span><text:span text:style-name="Source_20_Text"><text:span text:style-name="T8">func()</text:span></text:span></text:p>
              <text:p text:style-name="P4"><text:span text:style-name="Source_20_Text"><text:span text:style-name="T7">&lt;/</text:span></text:span><text:span text:style-name="Source_20_Text"><text:span text:style-name="T15">script</text:span></text:span><text:span text:style-name="Source_20_Text"><text:span text:style-name="T7">&gt;</text:span></text:span></text:p>
              <text:p text:style-name="P5"><text:span text:style-name="Source_20_Text"><text:span text:style-name="T8">&lt;/</text:span></text:span><text:span text:style-name="Source_20_Text"><text:span text:style-name="T16">html</text:span></text:span><text:span text:style-name="Source_20_Text"><text:span text:style-name="T8">&gt;</text:span></text:span></text:p>
            </table:table-cell>
          </table:table-row>
        </table:table>
      </text:section>
      <text:p text:style-name="P6"><text:span text:style-name="T3">把文本节点插入元素节点和组装好的元素插入到已有的元素中都是</text:span><text:span text:style-name="T1">appendChild()</text:span><text:span text:style-name="T3">。</text:span></text:p>
      <text:h text:style-name="P1" text:outline-level="5"><text:span text:style-name="T2">4.</text:span><text:span text:style-name="T4">实现一个动态地插入元素。</text:span></text:h>
      <text:section text:style-name="Sect1" text:name="highlighter_418118"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P2">1</text:p>
              <text:p text:style-name="P3">2</text:p>
              <text:p text:style-name="P2">3</text:p>
              <text:p text:style-name="P3">4</text:p>
              <text:p text:style-name="P2">5</text:p>
              <text:p text:style-name="P3">6</text:p>
              <text:p text:style-name="P2">7</text:p>
              <text:p text:style-name="P3">8</text:p>
              <text:p text:style-name="P2">9</text:p>
              <text:p text:style-name="P3">10</text:p>
              <text:p text:style-name="P2">11</text:p>
              <text:p text:style-name="P3">12</text:p>
              <text:p text:style-name="P2">13</text:p>
              <text:p text:style-name="P3">14</text:p>
              <text:p text:style-name="P2">15</text:p>
              <text:p text:style-name="P3">16</text:p>
              <text:p text:style-name="P2">17</text:p>
              <text:p text:style-name="P3">18</text:p>
              <text:p text:style-name="P2">19</text:p>
              <text:p text:style-name="P3">20</text:p>
              <text:p text:style-name="P2">21</text:p>
              <text:p text:style-name="P3">22</text:p>
              <text:p text:style-name="P2">23</text:p>
              <text:p text:style-name="P3">24</text:p>
              <text:p text:style-name="P2">25</text:p>
              <text:p text:style-name="P3">26</text:p>
              <text:p text:style-name="P2">27</text:p>
              <text:p text:style-name="P3">28</text:p>
              <text:p text:style-name="P2">29</text:p>
              <text:p text:style-name="P3">30</text:p>
            </table:table-cell>
            <table:table-cell table:style-name="表格4.A1" office:value-type="string">
              <text:p text:style-name="P4"><text:span text:style-name="Source_20_Text"><text:span text:style-name="T7">&lt;!</text:span></text:span><text:span text:style-name="Source_20_Text"><text:span text:style-name="T15">DOCTYPE</text:span></text:span><text:span text:style-name="T17"> </text:span><text:span text:style-name="Source_20_Text"><text:span text:style-name="T7">html&gt;</text:span></text:span></text:p>
              <text:p text:style-name="P4"><text:span text:style-name="Source_20_Text"><text:span text:style-name="T8">&lt;</text:span></text:span><text:span text:style-name="Source_20_Text"><text:span text:style-name="T16">html</text:span></text:span><text:span text:style-name="T18"> </text:span><text:span text:style-name="Source_20_Text"><text:span text:style-name="T8">lang="en"&gt;</text:span></text:span></text:p>
              <text:p text:style-name="P4"><text:span text:style-name="Source_20_Text"><text:span text:style-name="T7">&lt;</text:span></text:span><text:span text:style-name="Source_20_Text"><text:span text:style-name="T15">head</text:span></text:span><text:span text:style-name="Source_20_Text"><text:span text:style-name="T7">&gt;</text:span></text:span></text:p>
              <text:p text:style-name="P4"><text:span text:style-name="Source_20_Text"><text:span text:style-name="T19">    </text:span></text:span><text:span text:style-name="Source_20_Text"><text:span text:style-name="T8">&lt;</text:span></text:span><text:span text:style-name="Source_20_Text"><text:span text:style-name="T16">meta</text:span></text:span><text:span text:style-name="T18"> </text:span><text:span text:style-name="Source_20_Text"><text:span text:style-name="T8">charset="UTF-8"&gt;</text:span></text:span></text:p>
              <text:p text:style-name="P4"><text:span text:style-name="Source_20_Text"><text:span text:style-name="T20">    </text:span></text:span><text:span text:style-name="Source_20_Text"><text:span text:style-name="T7">&lt;</text:span></text:span><text:span text:style-name="Source_20_Text"><text:span text:style-name="T15">title</text:span></text:span><text:span text:style-name="Source_20_Text"><text:span text:style-name="T7">&gt;Title&lt;/</text:span></text:span><text:span text:style-name="Source_20_Text"><text:span text:style-name="T15">title</text:span></text:span><text:span text:style-name="Source_20_Text"><text:span text:style-name="T7">&gt;</text:span></text:span></text:p>
              <text:p text:style-name="P4"><text:span text:style-name="Source_20_Text"><text:span text:style-name="T8">&lt;/</text:span></text:span><text:span text:style-name="Source_20_Text"><text:span text:style-name="T16">head</text:span></text:span><text:span text:style-name="Source_20_Text"><text:span text:style-name="T8">&gt;</text:span></text:span></text:p>
              <text:p text:style-name="P4"><text:span text:style-name="Source_20_Text"><text:span text:style-name="T7">&lt;</text:span></text:span><text:span text:style-name="Source_20_Text"><text:span text:style-name="T15">body</text:span></text:span><text:span text:style-name="Source_20_Text"><text:span text:style-name="T7">&gt;</text:span></text:span></text:p>
              <text:p text:style-name="P4"><text:span text:style-name="Source_20_Text"><text:span text:style-name="T19">    </text:span></text:span><text:span text:style-name="Source_20_Text"><text:span text:style-name="T8">&lt;</text:span></text:span><text:span text:style-name="Source_20_Text"><text:span text:style-name="T16">ul</text:span></text:span><text:span text:style-name="T18"> </text:span><text:span text:style-name="Source_20_Text"><text:span text:style-name="T8">id="list"&gt;</text:span></text:span></text:p>
              <text:p text:style-name="P4"><text:span text:style-name="Source_20_Text"><text:span text:style-name="T20">        </text:span></text:span><text:span text:style-name="Source_20_Text"><text:span text:style-name="T7">&lt;</text:span></text:span><text:span text:style-name="Source_20_Text"><text:span text:style-name="T15">li</text:span></text:span><text:span text:style-name="Source_20_Text"><text:span text:style-name="T7">&gt;HTML&lt;/</text:span></text:span><text:span text:style-name="Source_20_Text"><text:span text:style-name="T15">li</text:span></text:span><text:span text:style-name="Source_20_Text"><text:span text:style-name="T7">&gt;</text:span></text:span></text:p>
              <text:p text:style-name="P4"><text:span text:style-name="Source_20_Text"><text:span text:style-name="T19">        </text:span></text:span><text:span text:style-name="Source_20_Text"><text:span text:style-name="T8">&lt;</text:span></text:span><text:span text:style-name="Source_20_Text"><text:span text:style-name="T16">li</text:span></text:span><text:span text:style-name="Source_20_Text"><text:span text:style-name="T8">&gt;CSS&lt;/</text:span></text:span><text:span text:style-name="Source_20_Text"><text:span text:style-name="T16">li</text:span></text:span><text:span text:style-name="Source_20_Text"><text:span text:style-name="T8">&gt;</text:span></text:span></text:p>
              <text:p text:style-name="P4"><text:span text:style-name="Source_20_Text"><text:span text:style-name="T20">        </text:span></text:span><text:span text:style-name="Source_20_Text"><text:span text:style-name="T7">&lt;</text:span></text:span><text:span text:style-name="Source_20_Text"><text:span text:style-name="T15">li</text:span></text:span><text:span text:style-name="Source_20_Text"><text:span text:style-name="T7">&gt;JavaScript&lt;/</text:span></text:span><text:span text:style-name="Source_20_Text"><text:span text:style-name="T15">li</text:span></text:span><text:span text:style-name="Source_20_Text"><text:span text:style-name="T7">&gt;</text:span></text:span></text:p>
              <text:p text:style-name="P4"><text:span text:style-name="Source_20_Text"><text:span text:style-name="T19">    </text:span></text:span><text:span text:style-name="Source_20_Text"><text:span text:style-name="T8">&lt;/</text:span></text:span><text:span text:style-name="Source_20_Text"><text:span text:style-name="T16">ul</text:span></text:span><text:span text:style-name="Source_20_Text"><text:span text:style-name="T8">&gt;</text:span></text:span></text:p>
              <text:p text:style-name="P4"><text:span text:style-name="Source_20_Text"><text:span text:style-name="T20">    </text:span></text:span><text:span text:style-name="Source_20_Text"><text:span text:style-name="T7">&lt;</text:span></text:span><text:span text:style-name="Source_20_Text"><text:span text:style-name="T15">input</text:span></text:span><text:span text:style-name="T17"> </text:span><text:span text:style-name="Source_20_Text"><text:span text:style-name="T7">id="txt" type="text"/&gt;&lt;</text:span></text:span><text:span text:style-name="Source_20_Text"><text:span text:style-name="T15">input</text:span></text:span><text:span text:style-name="T17">  </text:span><text:span text:style-name="Source_20_Text"><text:span text:style-name="T7">id="btn" type="button" value="</text:span></text:span><text:span text:style-name="Source_20_Text"><text:span text:style-name="T10">输入</text:span></text:span><text:span text:style-name="Source_20_Text"><text:span text:style-name="T7">"/&gt;</text:span></text:span></text:p>
              <text:p text:style-name="P4"><text:span text:style-name="Source_20_Text"><text:span text:style-name="T8">&lt;/</text:span></text:span><text:span text:style-name="Source_20_Text"><text:span text:style-name="T16">body</text:span></text:span><text:span text:style-name="Source_20_Text"><text:span text:style-name="T8">&gt;</text:span></text:span></text:p>
              <text:p text:style-name="P4"><text:span text:style-name="Source_20_Text"><text:span text:style-name="T7">&lt;</text:span></text:span><text:span text:style-name="Source_20_Text"><text:span text:style-name="T15">script</text:span></text:span><text:span text:style-name="Source_20_Text"><text:span text:style-name="T7">&gt;</text:span></text:span></text:p>
              <text:p text:style-name="P4"><text:span text:style-name="Source_20_Text"><text:span text:style-name="T19">    </text:span></text:span><text:span text:style-name="Source_20_Text"><text:span text:style-name="T8">function func() {</text:span></text:span></text:p>
              <text:p text:style-name="P4"><text:span text:style-name="Source_20_Text"><text:span text:style-name="T20">         </text:span></text:span><text:span text:style-name="Source_20_Text"><text:span text:style-name="T7">var oBtn = document.getElementById("btn");</text:span></text:span></text:p>
              <text:p text:style-name="P4"><text:span text:style-name="Source_20_Text"><text:span text:style-name="T19">         </text:span></text:span><text:span text:style-name="Source_20_Text"><text:span text:style-name="T8">oBtn.onclick = function () {</text:span></text:span></text:p>
              <text:p text:style-name="P4"><text:span text:style-name="Source_20_Text"><text:span text:style-name="T20">             </text:span></text:span><text:span text:style-name="Source_20_Text"><text:span text:style-name="T7">var oUl = document.getElementById("list");</text:span></text:span></text:p>
              <text:p text:style-name="P4"><text:span text:style-name="Source_20_Text"><text:span text:style-name="T19">             </text:span></text:span><text:span text:style-name="Source_20_Text"><text:span text:style-name="T8">var oTxt = document.getElementById("txt");</text:span></text:span></text:p>
              <text:p text:style-name="P4"><text:span text:style-name="Source_20_Text"><text:span text:style-name="T20">             </text:span></text:span><text:span text:style-name="Source_20_Text"><text:span text:style-name="T7">// </text:span></text:span><text:span text:style-name="Source_20_Text"><text:span text:style-name="T10">将文本框的内容转化为文本节点</text:span></text:span></text:p>
              <text:p text:style-name="P4"><text:span text:style-name="Source_20_Text"><text:span text:style-name="T19">             </text:span></text:span><text:span text:style-name="Source_20_Text"><text:span text:style-name="T8">var textNode = document.createTextNode(oTxt.value);</text:span></text:span></text:p>
              <text:p text:style-name="P4"><text:span text:style-name="Source_20_Text"><text:span text:style-name="T20">             </text:span></text:span><text:span text:style-name="Source_20_Text"><text:span text:style-name="T7">var oli = document.createElement("li");</text:span></text:span></text:p>
              <text:p text:style-name="P4"><text:span text:style-name="Source_20_Text"><text:span text:style-name="T19">             </text:span></text:span><text:span text:style-name="Source_20_Text"><text:span text:style-name="T8">oli.appendChild(textNode);</text:span></text:span></text:p>
              <text:p text:style-name="P4"><text:span text:style-name="Source_20_Text"><text:span text:style-name="T20">             </text:span></text:span><text:span text:style-name="Source_20_Text"><text:span text:style-name="T7">oUl.appendChild(oli);</text:span></text:span></text:p>
              <text:p text:style-name="P4"><text:span text:style-name="Source_20_Text"><text:span text:style-name="T19">         </text:span></text:span><text:span text:style-name="Source_20_Text"><text:span text:style-name="T8">}</text:span></text:span></text:p>
              <text:p text:style-name="P4"><text:span text:style-name="Source_20_Text"><text:span text:style-name="T20">    </text:span></text:span><text:span text:style-name="Source_20_Text"><text:span text:style-name="T7">}</text:span></text:span></text:p>
              <text:p text:style-name="P4"><text:span text:style-name="Source_20_Text"><text:span text:style-name="T19">    </text:span></text:span><text:span text:style-name="Source_20_Text"><text:span text:style-name="T8">func()</text:span></text:span></text:p>
              <text:p text:style-name="P4"><text:span text:style-name="Source_20_Text"><text:span text:style-name="T7">&lt;/</text:span></text:span><text:span text:style-name="Source_20_Text"><text:span text:style-name="T15">script</text:span></text:span><text:span text:style-name="Source_20_Text"><text:span text:style-name="T7">&gt;</text:span></text:span></text:p>
              <text:p text:style-name="P5"><text:span text:style-name="Source_20_Text"><text:span text:style-name="T8">&lt;/</text:span></text:span><text:span text:style-name="Source_20_Text"><text:span text:style-name="T16">html</text:span></text:span><text:span text:style-name="Source_20_Text"><text:span text:style-name="T8">&gt;</text:span></text:span></text:p>
            </table:table-cell>
          </table:table-row>
        </table:table>
      </text:section>
      <text:p text:style-name="Standard"/>
      <text:p text:style-name="P9"><text:soft-page-break/><text:span text:style-name="T21">1.</text:span><text:span text:style-name="T22">查找</text:span></text:p>
      <text:p text:style-name="P12"><text:span text:style-name="T11">DOM1</text:span><text:span text:style-name="T13">：</text:span><text:span text:style-name="Strong_20_Emphasis"><text:span text:style-name="T12">getElementById(),getElementsByTagName()</text:span></text:span></text:p>
      <text:p text:style-name="P12"><text:span text:style-name="T11">DOM</text:span><text:span text:style-name="T13">扩展：</text:span><text:span text:style-name="Strong_20_Emphasis"><text:span text:style-name="T12">querySelector()</text:span></text:span><text:span text:style-name="Strong_20_Emphasis"><text:span text:style-name="T14">（返回第一个匹配的元素）</text:span></text:span><text:span text:style-name="Strong_20_Emphasis"><text:span text:style-name="T12">,querySelectorAll()</text:span></text:span><text:span text:style-name="Strong_20_Emphasis"><text:span text:style-name="T14">（返回全部匹配的元素）</text:span></text:span></text:p>
      <text:p text:style-name="P12"><text:span text:style-name="T11">HTML5</text:span><text:span text:style-name="T13">：</text:span><text:span text:style-name="Strong_20_Emphasis"><text:span text:style-name="T12">getElementsByClassName()</text:span></text:span></text:p>
      <text:p text:style-name="P9"> document. 文档操作</text:p>
      <text:p text:style-name="P9"><text:span text:style-name="T21">2.</text:span><text:span text:style-name="T22">插入</text:span></text:p>
      <text:p text:style-name="P12"><text:span text:style-name="T11">appendChild()</text:span><text:span text:style-name="T13">：</text:span><text:span text:style-name="Strong_20_Emphasis"><text:span text:style-name="T14">末尾插入</text:span></text:span></text:p>
      <text:p text:style-name="P12"><text:span text:style-name="T11">insertBefore()</text:span><text:span text:style-name="T13">：</text:span><text:span text:style-name="Strong_20_Emphasis"><text:span text:style-name="T14">特定位置插入</text:span></text:span></text:p>
      <text:p text:style-name="P9"> </text:p>
      <text:p text:style-name="P9"><text:span text:style-name="T21">3.</text:span><text:span text:style-name="T22">替换</text:span></text:p>
      <text:p text:style-name="P12"><text:span text:style-name="T11">replaceChild()</text:span><text:span text:style-name="T13">：</text:span><text:span text:style-name="Strong_20_Emphasis"><text:span text:style-name="T14">接受两个参数，第一个为要插入的节点，第二个为要替换的节点</text:span></text:span></text:p>
      <text:p text:style-name="P9"> </text:p>
      <text:p text:style-name="P9"><text:span text:style-name="T21">4.</text:span><text:span text:style-name="T22">删除</text:span></text:p>
      <text:p text:style-name="P11">removeChild()</text:p>
      <text:p text:style-name="P9"> </text:p>
      <text:p text:style-name="P10">实例代码：</text:p>
      <text:p text:style-name="P13"><draw:a xlink:type="simple" xlink:href="javascript:void(0);"><draw:frame draw:style-name="fr1" draw:name="图像1" text:anchor-type="as-char" svg:width="0.582cm" svg:height="0.582cm" draw:z-index="0"><draw:image xlink:href="Pictures/100002000000001400000014BB76E25B1E08CCE1.gif" xlink:type="simple" xlink:show="embed" xlink:actuate="onLoad" loext:mime-type="image/gif"/><svg:title>复制代码</svg:title></draw:frame></draw:a></text:p>
      <text:p text:style-name="P14">&lt;!DOCTYPE html&gt;</text:p>
      <text:p text:style-name="P16">&lt;html&gt;</text:p>
      <text:p text:style-name="P16">&lt;head&gt;</text:p>
      <text:p text:style-name="P17"><text:s text:c="4"/><text:span text:style-name="T24">&lt;meta charset="utf-8"&gt;</text:span></text:p>
      <text:p text:style-name="P17"><text:s text:c="4"/><text:span text:style-name="T24">&lt;title&gt;Dom</text:span><text:span text:style-name="T28">节点操作</text:span><text:span text:style-name="T24">&lt;/title&gt;</text:span></text:p>
      <text:p text:style-name="P20"/>
      <text:p text:style-name="P16">&lt;/head&gt;</text:p>
      <text:p text:style-name="P16">&lt;body&gt;</text:p>
      <text:p text:style-name="P17"><text:s text:c="4"/></text:p>
      <text:p text:style-name="P17"><text:s text:c="4"/><text:span text:style-name="T24">&lt;ul id="list"&gt;&lt;li&gt;1&lt;/li&gt;&lt;li&gt;2&lt;/li&gt;&lt;li&gt;3&lt;/li&gt;&lt;/ul&gt;</text:span></text:p>
      <text:p text:style-name="P20"/>
      <text:p text:style-name="P17"><text:s text:c="4"/><text:span text:style-name="T24">&lt;button id="add"&gt;</text:span><text:span text:style-name="T28">插入</text:span><text:span text:style-name="T24">&lt;/button&gt;</text:span></text:p>
      <text:p text:style-name="P17"><text:s text:c="4"/><text:span text:style-name="T24">&lt;button id="replace"&gt;</text:span><text:span text:style-name="T28">替换</text:span><text:span text:style-name="T24">&lt;/button&gt;</text:span></text:p>
      <text:p text:style-name="P17"><text:s text:c="4"/><text:span text:style-name="T24">&lt;button id="remove"&gt;</text:span><text:span text:style-name="T28">删除</text:span><text:span text:style-name="T24">&lt;/button&gt;</text:span></text:p>
      <text:p text:style-name="P20"/>
      <text:p text:style-name="P17"><text:soft-page-break/><text:s text:c="4"/><text:span text:style-name="T24">&lt;script &gt;</text:span></text:p>
      <text:p text:style-name="P15"><text:s text:c="8"/><text:span text:style-name="T31">var</text:span><text:span text:style-name="T24"> list=document.getElementById('list'</text:span><text:span text:style-name="T27">);</text:span></text:p>
      <text:p text:style-name="P15"><text:span text:style-name="T23"><text:s text:c="8"/></text:span><text:span text:style-name="T31">var</text:span><text:span text:style-name="T24"> add=document.querySelector('#add'</text:span><text:span text:style-name="T27">);</text:span></text:p>
      <text:p text:style-name="P15"><text:span text:style-name="T23"><text:s text:c="8"/></text:span><text:span text:style-name="T31">var</text:span><text:span text:style-name="T24"> replace=document.querySelector('#replace'</text:span><text:span text:style-name="T27">);</text:span></text:p>
      <text:p text:style-name="P15"><text:span text:style-name="T23"><text:s text:c="8"/></text:span><text:span text:style-name="T31">var</text:span><text:span text:style-name="T24"> remove=document.querySelector('#remove'</text:span><text:span text:style-name="T27">);</text:span></text:p>
      <text:p text:style-name="P21"/>
      <text:p text:style-name="P15"><text:span text:style-name="T23"><text:s text:c="8"/></text:span><text:span text:style-name="T31">var</text:span><text:span text:style-name="T24"> li=document.createElement('li'</text:span><text:span text:style-name="T27">);创建元素节点</text:span></text:p>
      <text:p text:style-name="P15"><text:span text:style-name="T23"><text:s text:c="8"/></text:span><text:span text:style-name="T27">li.innerHTML</text:span><text:span text:style-name="T24">='hello'</text:span><text:span text:style-name="T27">;</text:span></text:p>
      <text:p text:style-name="P21"/>
      <text:p text:style-name="P15"><text:span text:style-name="T23"><text:s text:c="8"/></text:span><text:span text:style-name="T31">function</text:span><text:span text:style-name="T27"> addNode(){</text:span></text:p>
      <text:p text:style-name="P15"><text:span text:style-name="T23"><text:s text:c="12"/></text:span><text:span text:style-name="T33">//</text:span><text:span text:style-name="T35">尾插</text:span></text:p>
      <text:p text:style-name="P15"><text:s text:c="12"/><text:span text:style-name="T33">//list.appendChild(li)</text:span></text:p>
      <text:p text:style-name="P15"><text:s text:c="12"/><text:span text:style-name="T33">//</text:span><text:span text:style-name="T35">任意位置插</text:span></text:p>
      <text:p text:style-name="P15"><text:s text:c="12"/><text:span text:style-name="T24">list.insertBefore(li,list.childNodes[2</text:span><text:span text:style-name="T27">])第二个节点</text:span></text:p>
      <text:p text:style-name="P19"><text:s text:c="8"/><text:span text:style-name="T24">}</text:span></text:p>
      <text:p text:style-name="P15"><text:span text:style-name="T23"><text:s text:c="8"/></text:span><text:span text:style-name="T31">function</text:span><text:span text:style-name="T27"> replaceNode(){</text:span></text:p>
      <text:p text:style-name="P21"/>
      <text:p text:style-name="P15"><text:span text:style-name="T23"><text:s text:c="12"/></text:span><text:span text:style-name="T33">//</text:span><text:span text:style-name="T35">替换任意位置</text:span><text:span text:style-name="T33">,</text:span><text:span text:style-name="T35">要替换第一个或者最后一个只需将第二个参数改为</text:span><text:span text:style-name="T33">list.firstChild / lastChild</text:span></text:p>
      <text:p text:style-name="P15"><text:s text:c="12"/><text:span text:style-name="T24">list.replaceChild(li,list.childNodes[1</text:span><text:span text:style-name="T27">])</text:span></text:p>
      <text:p text:style-name="P19"><text:s text:c="8"/><text:span text:style-name="T24">}</text:span></text:p>
      <text:p text:style-name="P15"><text:span text:style-name="T23"><text:s text:c="8"/></text:span><text:span text:style-name="T31">function</text:span><text:span text:style-name="T27"> removeNode(){</text:span></text:p>
      <text:p text:style-name="P15"><text:span text:style-name="T23"><text:s text:c="12"/></text:span><text:span text:style-name="T33">//</text:span><text:span text:style-name="T35">移除首</text:span><text:span text:style-name="T33">/</text:span><text:span text:style-name="T35">尾元素</text:span></text:p>
      <text:p text:style-name="P15"><text:s text:c="12"/><text:span text:style-name="T33">//list.removeChild(list.firstChild)</text:span></text:p>
      <text:p text:style-name="P15"><text:s text:c="12"/><text:span text:style-name="T33">// list.removeChild(list.lastChild)</text:span></text:p>
      <text:p text:style-name="P15"><text:s text:c="12"/><text:span text:style-name="T33">//</text:span><text:span text:style-name="T35">移除任意位置上的元素</text:span></text:p>
      <text:p text:style-name="P15"><text:s text:c="12"/><text:span text:style-name="T24">list.removeChild(list.childNodes[1</text:span><text:span text:style-name="T27">])删除节点</text:span></text:p>
      <text:p text:style-name="P19"><text:s text:c="8"/><text:span text:style-name="T24">}</text:span></text:p>
      <text:p text:style-name="P21"/>
      <text:p text:style-name="P15"><text:span text:style-name="T23"><text:s text:c="8"/></text:span><text:span text:style-name="T27">add.addEventListener(</text:span><text:span text:style-name="T24">'click'</text:span><text:span text:style-name="T27">,addNode);</text:span></text:p>
      <text:p text:style-name="P15"><text:span text:style-name="T23"><text:s text:c="8"/></text:span><text:span text:style-name="T27">replace.addEventListener(</text:span><text:span text:style-name="T24">'click'</text:span><text:span text:style-name="T27">,replaceNode);</text:span></text:p>
      <text:p text:style-name="P15"><text:span text:style-name="T23"><text:s text:c="8"/></text:span><text:span text:style-name="T27">remove.addEventListener(</text:span><text:span text:style-name="T24">'click'</text:span><text:span text:style-name="T27">,removeNode);</text:span></text:p>
      <text:p text:style-name="P19"><text:soft-page-break/><text:s text:c="8"/></text:p>
      <text:p text:style-name="P18"><text:span text:style-name="T23"><text:s text:c="4"/></text:span><text:span text:style-name="T24">&lt;/script&gt;</text:span></text:p>
      <text:p text:style-name="P16">&lt;/body&gt;</text:p>
      <text:p text:style-name="P16">&lt;/html&gt;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Courier New" svg:font-family="'Courier New'"/>
    <style:font-face style:name="Tahoma" svg:font-family="Tahoma, Arial, Helvetica, sans-serif"/>
    <style:font-face style:name="Verdana" svg:font-family="Verdana, Arial, Helvetica, sans-serif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Noto Sans CJK SC Regular" style:font-family-complex="'Noto Sans CJK SC Regular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08:42:23.250560373</meta:creation-date>
    <dc:date>2019-08-28T09:03:18.832724117</dc:date>
    <meta:editing-duration>PT9M29S</meta:editing-duration>
    <meta:editing-cycles>3</meta:editing-cycles>
    <meta:generator>LibreOffice/6.0.7.3$Linux_X86_64 LibreOffice_project/00m0$Build-3</meta:generator>
    <meta:document-statistic meta:table-count="4" meta:image-count="1" meta:object-count="0" meta:page-count="5" meta:paragraph-count="249" meta:word-count="732" meta:character-count="3946" meta:non-whitespace-character-count="3153"/>
  </office:meta>
</office:document-meta>
</file>